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6.434cm" fo:min-width="6.184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8.096cm" fo:min-width="11.227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3cm" svg:stroke-color="#000000" draw:marker-start="Dimension_20_Line_20_Arrow" draw:marker-start-width="0.22cm" draw:marker-end="Dimension_20_Line_20_Arrow" draw:marker-end-width="0.22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3.313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3.313cm"/>
      <style:paragraph-properties style:writing-mode="lr-tb"/>
    </style:style>
    <style:style style:name="gr12" style:family="graphic" style:parent-style-name="objectwithoutfill">
      <style:graphic-properties svg:stroke-width="0.03cm" svg:stroke-color="#000000" draw:marker-start="Linienspitzen_20_3" draw:marker-start-width="0.22cm" draw:marker-end="" draw:marker-end-width="0.22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000000" draw:marker-start="" draw:marker-start-width="0.22cm" draw:marker-end="" draw:marker-end-width="0.22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000000" draw:marker-start="" draw:marker-start-width="0.22cm" draw:marker-end="Linienspitzen_20_2" draw:marker-end-width="0.22cm" draw:fill="none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3.31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9cm" fo:min-width="3.313cm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522cm" svg:height="9.522cm" draw:transform="rotate (1.5707963267949) translate (-1.398cm 10.5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1.727cm" svg:height="8.346cm" draw:transform="rotate (1.5707963267949) translate (-1.737cm 11.62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583cm" svg:y1="9.353cm" svg:x2="6.615cm" svg:y2="2.333cm">
            <text:p/>
          </draw:line>
          <draw:line draw:style-name="gr4" draw:text-style-name="P3" draw:layer="layout" svg:x1="12.129cm" svg:y1="5.82cm" svg:x2="1.099cm" svg:y2="5.945cm">
            <text:p/>
          </draw:line>
        </draw:g>
        <draw:g>
          <svg:title>TexMaths</svg:title>
          <svg:desc>16§latex§$f$§svg§600§TRUE§</svg:desc>
          <draw:g>
            <draw:path draw:style-name="gr5" draw:text-style-name="P4" draw:layer="layout" svg:width="0.276cm" svg:height="0.508cm" svg:x="4.327cm" svg:y="10.099cm" svg:viewBox="0 0 277 509" svg:d="M174 171c16 0 31 0 47 0 12 0 18 0 18-11 0-7-6-7-16-7-15 0-31 0-46 0 4-21 8-42 13-64 1-11 9-51 12-57 5-11 15-19 27-19 2 0 16 0 27 9-25 2-30 23-30 31 0 12 10 19 21 19 14 0 30-11 30-34 0-25-25-38-48-38-19 0-54 10-71 65-3 12-5 18-18 88-13 0-25 0-38 0-11 0-18 0-18 11 0 7 5 7 16 7 13 0 25 0 37 0-14 73-28 147-41 220-12 54-21 105-50 105-1 0-16 0-27-9 27-2 32-23 32-31 0-12-11-19-21-19-14 0-30 11-30 34 0 25 24 38 46 38 30 0 53-34 64-54 17-35 30-104 30-107 11-59 22-118 34-177z">
              <text:p/>
            </draw:path>
          </draw:g>
        </draw:g>
        <draw:line draw:style-name="gr6" draw:text-style-name="P3" draw:layer="layout" svg:x1="2.2cm" svg:y1="10.7cm" svg:x2="6.53cm" svg:y2="10.7cm">
          <text:p/>
        </draw:line>
        <draw:frame draw:style-name="gr7" draw:text-style-name="P5" draw:layer="layout" svg:width="2.739cm" svg:height="0.878cm" svg:x="5.725cm" svg:y="1.4cm">
          <draw:text-box>
            <text:p><text:span text:style-name="T1">Linse (L)</text:span></text:p>
          </draw:text-box>
        </draw:frame>
        <draw:custom-shape draw:style-name="gr8" draw:text-style-name="P6" draw:layer="layout" svg:width="0.15cm" svg:height="0.15cm" svg:x="2.134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2cm" svg:height="0.725cm" svg:x="1.408cm" svg:y="3.324cm">
          <draw:text-box>
            <text:p><text:span text:style-name="T2">G</text:span></text:p>
          </draw:text-box>
        </draw:frame>
        <draw:g>
          <draw:line draw:style-name="gr10" draw:text-style-name="P3" draw:layer="layout" svg:x1="12.691cm" svg:y1="11.499cm" svg:x2="12.691cm" svg:y2="0.879cm">
            <text:p/>
          </draw:line>
          <draw:line draw:style-name="gr10" draw:text-style-name="P3" draw:layer="layout" svg:x1="13.071cm" svg:y1="0.98cm" svg:x2="12.712cm" svg:y2="1.372cm">
            <text:p/>
          </draw:line>
          <draw:line draw:style-name="gr10" draw:text-style-name="P3" draw:layer="layout" svg:x1="13.072cm" svg:y1="1.48cm" svg:x2="12.713cm" svg:y2="1.872cm">
            <text:p/>
          </draw:line>
          <draw:line draw:style-name="gr10" draw:text-style-name="P3" draw:layer="layout" svg:x1="13.073cm" svg:y1="1.98cm" svg:x2="12.714cm" svg:y2="2.372cm">
            <text:p/>
          </draw:line>
          <draw:line draw:style-name="gr10" draw:text-style-name="P3" draw:layer="layout" svg:x1="13.074cm" svg:y1="2.48cm" svg:x2="12.715cm" svg:y2="2.872cm">
            <text:p/>
          </draw:line>
          <draw:line draw:style-name="gr10" draw:text-style-name="P3" draw:layer="layout" svg:x1="13.075cm" svg:y1="2.98cm" svg:x2="12.716cm" svg:y2="3.372cm">
            <text:p/>
          </draw:line>
          <draw:line draw:style-name="gr10" draw:text-style-name="P3" draw:layer="layout" svg:x1="13.076cm" svg:y1="3.48cm" svg:x2="12.717cm" svg:y2="3.872cm">
            <text:p/>
          </draw:line>
          <draw:line draw:style-name="gr10" draw:text-style-name="P3" draw:layer="layout" svg:x1="13.077cm" svg:y1="3.98cm" svg:x2="12.718cm" svg:y2="4.372cm">
            <text:p/>
          </draw:line>
          <draw:line draw:style-name="gr10" draw:text-style-name="P3" draw:layer="layout" svg:x1="13.078cm" svg:y1="4.48cm" svg:x2="12.719cm" svg:y2="4.872cm">
            <text:p/>
          </draw:line>
          <draw:line draw:style-name="gr10" draw:text-style-name="P3" draw:layer="layout" svg:x1="13.079cm" svg:y1="4.98cm" svg:x2="12.72cm" svg:y2="5.372cm">
            <text:p/>
          </draw:line>
          <draw:line draw:style-name="gr10" draw:text-style-name="P3" draw:layer="layout" svg:x1="13.072cm" svg:y1="5.48cm" svg:x2="12.713cm" svg:y2="5.872cm">
            <text:p/>
          </draw:line>
          <draw:line draw:style-name="gr10" draw:text-style-name="P3" draw:layer="layout" svg:x1="13.073cm" svg:y1="5.98cm" svg:x2="12.714cm" svg:y2="6.372cm">
            <text:p/>
          </draw:line>
          <draw:line draw:style-name="gr10" draw:text-style-name="P3" draw:layer="layout" svg:x1="13.075cm" svg:y1="6.98cm" svg:x2="12.716cm" svg:y2="7.372cm">
            <text:p/>
          </draw:line>
          <draw:line draw:style-name="gr10" draw:text-style-name="P3" draw:layer="layout" svg:x1="13.076cm" svg:y1="7.48cm" svg:x2="12.717cm" svg:y2="7.872cm">
            <text:p/>
          </draw:line>
          <draw:line draw:style-name="gr10" draw:text-style-name="P3" draw:layer="layout" svg:x1="13.077cm" svg:y1="7.98cm" svg:x2="12.718cm" svg:y2="8.372cm">
            <text:p/>
          </draw:line>
          <draw:line draw:style-name="gr10" draw:text-style-name="P3" draw:layer="layout" svg:x1="13.078cm" svg:y1="8.48cm" svg:x2="12.719cm" svg:y2="8.872cm">
            <text:p/>
          </draw:line>
          <draw:line draw:style-name="gr10" draw:text-style-name="P3" draw:layer="layout" svg:x1="13.079cm" svg:y1="8.98cm" svg:x2="12.72cm" svg:y2="9.372cm">
            <text:p/>
          </draw:line>
          <draw:line draw:style-name="gr10" draw:text-style-name="P3" draw:layer="layout" svg:x1="13.08cm" svg:y1="9.48cm" svg:x2="12.721cm" svg:y2="9.872cm">
            <text:p/>
          </draw:line>
          <draw:line draw:style-name="gr10" draw:text-style-name="P3" draw:layer="layout" svg:x1="13.073cm" svg:y1="9.98cm" svg:x2="12.714cm" svg:y2="10.372cm">
            <text:p/>
          </draw:line>
          <draw:line draw:style-name="gr10" draw:text-style-name="P3" draw:layer="layout" svg:x1="13.074cm" svg:y1="10.48cm" svg:x2="12.715cm" svg:y2="10.872cm">
            <text:p/>
          </draw:line>
          <draw:line draw:style-name="gr10" draw:text-style-name="P3" draw:layer="layout" svg:x1="13.075cm" svg:y1="10.98cm" svg:x2="12.716cm" svg:y2="11.372cm">
            <text:p/>
          </draw:line>
          <draw:line draw:style-name="gr10" draw:text-style-name="P3" draw:layer="layout" svg:x1="13.074cm" svg:y1="6.48cm" svg:x2="12.715cm" svg:y2="6.872cm">
            <text:p/>
          </draw:line>
        </draw:g>
        <draw:frame draw:style-name="gr11" draw:text-style-name="P5" draw:layer="layout" svg:width="3.412cm" svg:height="0.878cm" svg:x="9.426cm" svg:y="1.4cm">
          <draw:text-box>
            <text:p><text:span text:style-name="T1">Spiegel (S)</text:span></text:p>
          </draw:text-box>
        </draw:frame>
        <draw:line draw:style-name="gr12" draw:text-style-name="P3" draw:layer="layout" svg:x1="12.708cm" svg:y1="4.771cm" svg:x2="6.638cm" svg:y2="3.7cm">
          <text:p/>
        </draw:line>
        <draw:line draw:style-name="gr13" draw:text-style-name="P3" draw:layer="layout" svg:x1="2.272cm" svg:y1="3.68cm" svg:x2="6.602cm" svg:y2="3.68cm">
          <text:p/>
        </draw:line>
        <draw:line draw:style-name="gr13" draw:text-style-name="P3" draw:layer="layout" svg:x1="2.196cm" svg:y1="6.649cm" svg:x2="12.696cm" svg:y2="4.8cm">
          <text:p/>
        </draw:line>
        <draw:line draw:style-name="gr4" draw:text-style-name="P3" draw:layer="layout" svg:x1="2.201cm" svg:y1="0.8cm" svg:x2="2.2cm" svg:y2="10.52cm">
          <text:p/>
        </draw:line>
        <draw:line draw:style-name="gr12" draw:text-style-name="P3" draw:layer="layout" svg:x1="12.706cm" svg:y1="5.565cm" svg:x2="2.226cm" svg:y2="3.726cm">
          <text:p/>
        </draw:line>
        <draw:line draw:style-name="gr12" draw:text-style-name="P3" draw:layer="layout" svg:x1="6.639cm" svg:y1="6.671cm" svg:x2="12.709cm" svg:y2="5.6cm">
          <text:p/>
        </draw:line>
        <draw:line draw:style-name="gr13" draw:text-style-name="P3" draw:layer="layout" svg:x1="6.59cm" svg:y1="6.66cm" svg:x2="2.26cm" svg:y2="6.66cm">
          <text:p/>
        </draw:line>
        <draw:line draw:style-name="gr4" draw:text-style-name="P3" draw:layer="layout" svg:x1="6.602cm" svg:y1="9.401cm" svg:x2="6.601cm" svg:y2="10.521cm">
          <text:p/>
        </draw:line>
        <draw:custom-shape draw:style-name="gr8" draw:text-style-name="P6" draw:layer="layout" svg:width="0.15cm" svg:height="0.15cm" svg:x="2.135cm" svg:y="6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45cm" svg:y1="6.66cm" svg:x2="4.32cm" svg:y2="6.66cm">
          <text:p/>
        </draw:line>
        <draw:line draw:style-name="gr12" draw:text-style-name="P3" draw:layer="layout" svg:x1="4.32cm" svg:y1="6.28cm" svg:x2="4.52cm" svg:y2="6.25cm">
          <text:p/>
        </draw:line>
        <draw:line draw:style-name="gr14" draw:text-style-name="P3" draw:layer="layout" svg:x1="4.47cm" svg:y1="3.68cm" svg:x2="4.6cm" svg:y2="3.68cm">
          <text:p/>
        </draw:line>
        <draw:frame draw:style-name="gr9" draw:text-style-name="P7" draw:layer="layout" svg:width="1.02cm" svg:height="0.725cm" svg:x="1.408cm" svg:y="6.28cm">
          <draw:text-box>
            <text:p><text:span text:style-name="T2">B</text:span></text:p>
          </draw:text-box>
        </draw:frame>
        <draw:g>
          <svg:title>TexMaths</svg:title>
          <svg:desc>16§latex§$\ell$§svg§600§TRUE§</svg:desc>
          <draw:g>
            <draw:path draw:style-name="gr5" draw:text-style-name="P4" draw:layer="layout" svg:width="0.213cm" svg:height="0.399cm" svg:x="9.827cm" svg:y="10.154cm" svg:viewBox="0 0 214 400" svg:d="M3 338c-1 2-3 3-3 6 0 2 3 7 6 7 4 0 5-2 21-18 3-3 14-14 19-19 6 45 22 86 62 86 22 0 41-13 54-21 8-6 33-28 33-33 0-2-1-6-6-6-2 0-3 0-8 4-35 35-56 43-71 43-26 0-34-28-34-71 0-4 0-29 2-32 1-2 1-3 12-15 45-44 124-138 124-226 0-10 0-43-33-43-46 0-86 92-92 105-27 61-43 126-43 193-14 13-29 27-43 40zM81 260c2-7 25-129 57-195 14-30 27-52 45-52 19 0 19 19 19 28 0 93-94 192-121 219z">
              <text:p/>
            </draw:path>
          </draw:g>
        </draw:g>
        <draw:line draw:style-name="gr6" draw:text-style-name="P3" draw:layer="layout" svg:x1="6.7cm" svg:y1="10.7cm" svg:x2="12.63cm" svg:y2="10.7cm">
          <text:p/>
        </draw:line>
        <draw:frame draw:style-name="gr15" draw:text-style-name="P5" draw:layer="layout" svg:width="2.43cm" svg:height="1.505cm" svg:x="2.126cm" svg:y="1.4cm">
          <draw:text-box>
            <text:p><text:span text:style-name="T1">Brenn-ebene</text:span></text:p>
          </draw:text-box>
        </draw:frame>
        <draw:frame draw:style-name="gr16" draw:text-style-name="P5" draw:layer="layout" svg:width="2.348cm" svg:height="0.878cm" draw:transform="rotate (1.5707963267949) translate (1.361cm 10.913cm)">
          <draw:text-box>
            <text:p><text:span text:style-name="T1">Schir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03T12:58:55.491993027</dc:date>
    <meta:editing-duration>PT7H3M5S</meta:editing-duration>
    <meta:editing-cycles>69</meta:editing-cycles>
    <meta:generator>LibreOffice/7.3.7.2$Linux_X86_64 LibreOffice_project/30$Build-2</meta:generator>
    <meta:document-statistic meta:object-count="55"/>
  </office:meta>
</office:document-meta>
</file>